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7963" officeooo:paragraph-rsid="00127963"/>
    </style:style>
    <style:style style:name="P2" style:family="paragraph" style:parent-style-name="Standard">
      <style:text-properties fo:font-weight="bold" officeooo:rsid="00140494" officeooo:paragraph-rsid="00140494" style:font-weight-asian="bold" style:font-weight-complex="bold"/>
    </style:style>
    <style:style style:name="P3" style:family="paragraph" style:parent-style-name="Standard">
      <style:text-properties fo:font-weight="bold" officeooo:rsid="001f5f9e" officeooo:paragraph-rsid="001f5f9e" style:font-weight-asian="bold" style:font-weight-complex="bold"/>
    </style:style>
    <style:style style:name="P4" style:family="paragraph" style:parent-style-name="Standard">
      <style:text-properties fo:font-weight="bold" officeooo:rsid="001f5f9e" officeooo:paragraph-rsid="0023302a" style:font-weight-asian="bold" style:font-weight-complex="bold"/>
    </style:style>
    <style:style style:name="P5" style:family="paragraph" style:parent-style-name="Standard">
      <style:text-properties fo:font-weight="bold" officeooo:rsid="001f5f9e" officeooo:paragraph-rsid="00270788" style:font-weight-asian="bold" style:font-weight-complex="bold"/>
    </style:style>
    <style:style style:name="P6" style:family="paragraph" style:parent-style-name="Standard">
      <style:text-properties fo:font-weight="bold" officeooo:rsid="00307427" officeooo:paragraph-rsid="00307427" style:font-weight-asian="bold" style:font-weight-complex="bold"/>
    </style:style>
    <style:style style:name="P7" style:family="paragraph" style:parent-style-name="Standard">
      <style:text-properties fo:font-weight="bold" officeooo:rsid="0035d62b" officeooo:paragraph-rsid="0035d62b" style:font-weight-asian="bold" style:font-weight-complex="bold"/>
    </style:style>
    <style:style style:name="P8" style:family="paragraph" style:parent-style-name="Standard">
      <style:text-properties fo:font-weight="bold" officeooo:rsid="0038a829" officeooo:paragraph-rsid="0038a829" style:font-weight-asian="bold" style:font-weight-complex="bold"/>
    </style:style>
    <style:style style:name="P9" style:family="paragraph" style:parent-style-name="Standard">
      <style:text-properties fo:font-weight="bold" officeooo:rsid="003b6678" officeooo:paragraph-rsid="003b6678" style:font-weight-asian="bold" style:font-weight-complex="bold"/>
    </style:style>
    <style:style style:name="P10" style:family="paragraph" style:parent-style-name="Standard">
      <style:text-properties fo:font-weight="bold" officeooo:rsid="003247a8" officeooo:paragraph-rsid="003247a8" style:font-weight-asian="bold" style:font-weight-complex="bold"/>
    </style:style>
    <style:style style:name="P11" style:family="paragraph" style:parent-style-name="Standard">
      <style:text-properties fo:font-weight="bold" officeooo:rsid="002cb866" officeooo:paragraph-rsid="002cb866" style:font-weight-asian="bold" style:font-weight-complex="bold"/>
    </style:style>
    <style:style style:name="P12" style:family="paragraph" style:parent-style-name="Standard">
      <style:text-properties fo:font-weight="bold" officeooo:rsid="0023749c" officeooo:paragraph-rsid="0023749c" style:font-weight-asian="bold" style:font-weight-complex="bold"/>
    </style:style>
    <style:style style:name="P13" style:family="paragraph" style:parent-style-name="Standard">
      <style:text-properties fo:font-size="32pt" fo:font-weight="bold" officeooo:rsid="00127963" officeooo:paragraph-rsid="00127963" style:font-weight-asian="bold" style:font-weight-complex="bold"/>
    </style:style>
    <style:style style:name="P14" style:family="paragraph" style:parent-style-name="Standard">
      <style:text-properties officeooo:rsid="00184b40" officeooo:paragraph-rsid="00184b40"/>
    </style:style>
    <style:style style:name="P15" style:family="paragraph" style:parent-style-name="Standard">
      <style:text-properties fo:font-weight="normal" officeooo:rsid="00198690" officeooo:paragraph-rsid="00198690" style:font-weight-asian="normal" style:font-weight-complex="normal"/>
    </style:style>
    <style:style style:name="P16" style:family="paragraph" style:parent-style-name="Standard">
      <style:text-properties fo:font-weight="normal" officeooo:rsid="00155b20" officeooo:paragraph-rsid="001a6b9f" style:font-weight-asian="normal" style:font-weight-complex="normal"/>
    </style:style>
    <style:style style:name="P17" style:family="paragraph" style:parent-style-name="Standard">
      <style:text-properties fo:font-weight="normal" officeooo:rsid="00155b20" officeooo:paragraph-rsid="001bad42" style:font-weight-asian="normal" style:font-weight-complex="normal"/>
    </style:style>
    <style:style style:name="P18" style:family="paragraph" style:parent-style-name="Standard">
      <style:text-properties fo:font-weight="normal" officeooo:rsid="001da29a" officeooo:paragraph-rsid="001da29a" style:font-weight-asian="normal" style:font-weight-complex="normal"/>
    </style:style>
    <style:style style:name="P19" style:family="paragraph" style:parent-style-name="Standard">
      <style:text-properties fo:font-weight="normal" officeooo:rsid="001da29a" officeooo:paragraph-rsid="0022238c" style:font-weight-asian="normal" style:font-weight-complex="normal"/>
    </style:style>
    <style:style style:name="P20" style:family="paragraph" style:parent-style-name="Standard">
      <style:text-properties fo:font-weight="normal" officeooo:rsid="001da29a" officeooo:paragraph-rsid="00270788" style:font-weight-asian="normal" style:font-weight-complex="normal"/>
    </style:style>
    <style:style style:name="P21" style:family="paragraph" style:parent-style-name="Standard">
      <style:text-properties fo:font-weight="normal" officeooo:rsid="00209d10" officeooo:paragraph-rsid="00209d10" style:font-weight-asian="normal" style:font-weight-complex="normal"/>
    </style:style>
    <style:style style:name="P22" style:family="paragraph" style:parent-style-name="Standard">
      <style:text-properties fo:font-weight="normal" officeooo:rsid="00209d10" officeooo:paragraph-rsid="0023302a" style:font-weight-asian="normal" style:font-weight-complex="normal"/>
    </style:style>
    <style:style style:name="P23" style:family="paragraph" style:parent-style-name="Standard">
      <style:text-properties fo:font-weight="normal" officeooo:rsid="00209d10" officeooo:paragraph-rsid="00270788" style:font-weight-asian="normal" style:font-weight-complex="normal"/>
    </style:style>
    <style:style style:name="P24" style:family="paragraph" style:parent-style-name="Standard">
      <style:text-properties fo:font-weight="normal" officeooo:rsid="0023302a" officeooo:paragraph-rsid="00234e7a" style:font-weight-asian="normal" style:font-weight-complex="normal"/>
    </style:style>
    <style:style style:name="P25" style:family="paragraph" style:parent-style-name="Standard">
      <style:text-properties fo:font-weight="normal" officeooo:rsid="00284e2b" officeooo:paragraph-rsid="00284e2b" style:font-weight-asian="normal" style:font-weight-complex="normal"/>
    </style:style>
    <style:style style:name="P26" style:family="paragraph" style:parent-style-name="Standard">
      <style:text-properties fo:font-weight="normal" officeooo:rsid="002eabdc" officeooo:paragraph-rsid="002eabdc" style:font-weight-asian="normal" style:font-weight-complex="normal"/>
    </style:style>
    <style:style style:name="P27" style:family="paragraph" style:parent-style-name="Standard">
      <style:text-properties fo:font-weight="normal" officeooo:rsid="002fcd84" officeooo:paragraph-rsid="002fcd84" style:font-weight-asian="normal" style:font-weight-complex="normal"/>
    </style:style>
    <style:style style:name="P28" style:family="paragraph" style:parent-style-name="Standard">
      <style:text-properties fo:font-weight="normal" officeooo:rsid="00307427" officeooo:paragraph-rsid="00307427" style:font-weight-asian="normal" style:font-weight-complex="normal"/>
    </style:style>
    <style:style style:name="P29" style:family="paragraph" style:parent-style-name="Standard">
      <style:text-properties fo:font-weight="normal" officeooo:rsid="0033fbe6" officeooo:paragraph-rsid="0033fbe6" style:font-weight-asian="normal" style:font-weight-complex="normal"/>
    </style:style>
    <style:style style:name="P30" style:family="paragraph" style:parent-style-name="Standard">
      <style:text-properties fo:font-weight="normal" officeooo:rsid="0033fbe6" officeooo:paragraph-rsid="0038a829" style:font-weight-asian="normal" style:font-weight-complex="normal"/>
    </style:style>
    <style:style style:name="P31" style:family="paragraph" style:parent-style-name="Standard">
      <style:text-properties fo:font-weight="normal" officeooo:rsid="0035d62b" officeooo:paragraph-rsid="0035d62b" style:font-weight-asian="normal" style:font-weight-complex="normal"/>
    </style:style>
    <style:style style:name="P32" style:family="paragraph" style:parent-style-name="Standard">
      <style:text-properties fo:font-weight="normal" officeooo:rsid="0035d62b" officeooo:paragraph-rsid="0038a829" style:font-weight-asian="normal" style:font-weight-complex="normal"/>
    </style:style>
    <style:style style:name="P33" style:family="paragraph" style:parent-style-name="Standard">
      <style:text-properties fo:font-weight="normal" officeooo:rsid="003655a1" officeooo:paragraph-rsid="003655a1" style:font-weight-asian="normal" style:font-weight-complex="normal"/>
    </style:style>
    <style:style style:name="P34" style:family="paragraph" style:parent-style-name="Standard">
      <style:text-properties fo:font-weight="normal" officeooo:rsid="0038a829" officeooo:paragraph-rsid="0038a829" style:font-weight-asian="normal" style:font-weight-complex="normal"/>
    </style:style>
    <style:style style:name="P35" style:family="paragraph" style:parent-style-name="Standard">
      <style:text-properties fo:font-weight="normal" officeooo:rsid="003d4ab3" officeooo:paragraph-rsid="003d4ab3" style:font-weight-asian="normal" style:font-weight-complex="normal"/>
    </style:style>
    <style:style style:name="P36" style:family="paragraph" style:parent-style-name="Standard">
      <style:text-properties fo:font-weight="normal" officeooo:rsid="003f1101" officeooo:paragraph-rsid="003f1101" style:font-weight-asian="normal" style:font-weight-complex="normal"/>
    </style:style>
    <style:style style:name="P37" style:family="paragraph" style:parent-style-name="Standard">
      <style:text-properties fo:font-weight="normal" officeooo:rsid="003f59e6" officeooo:paragraph-rsid="003f59e6" style:font-weight-asian="normal" style:font-weight-complex="normal"/>
    </style:style>
    <style:style style:name="P38" style:family="paragraph" style:parent-style-name="Standard">
      <style:text-properties fo:font-style="italic" fo:font-weight="normal" officeooo:rsid="00155b20" officeooo:paragraph-rsid="0022238c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155b20" officeooo:paragraph-rsid="00270788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bold" officeooo:rsid="0022a465" officeooo:paragraph-rsid="0022a465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22a465" officeooo:paragraph-rsid="00270788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normal" fo:font-weight="normal" officeooo:rsid="00155b20" officeooo:paragraph-rsid="00155b2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284e2b" officeooo:paragraph-rsid="00284e2b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294b26" officeooo:paragraph-rsid="00294b2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bold" officeooo:rsid="00155b20" officeooo:paragraph-rsid="00155b20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1d2711" officeooo:paragraph-rsid="001d2711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1d2711" officeooo:paragraph-rsid="0022238c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1d2711" officeooo:paragraph-rsid="00270788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264878" officeooo:paragraph-rsid="00264878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264878" officeooo:paragraph-rsid="00270788" style:font-style-asian="normal" style:font-weight-asian="bold" style:font-style-complex="normal" style:font-weight-complex="bold"/>
    </style:style>
    <style:style style:name="P51" style:family="paragraph" style:parent-style-name="Standard">
      <style:text-properties officeooo:rsid="0022238c" officeooo:paragraph-rsid="0022238c"/>
    </style:style>
    <style:style style:name="P52" style:family="paragraph" style:parent-style-name="Standard">
      <style:text-properties officeooo:rsid="0022238c" officeooo:paragraph-rsid="00270788"/>
    </style:style>
    <style:style style:name="P53" style:family="paragraph" style:parent-style-name="Standard">
      <style:text-properties officeooo:rsid="0022238c" officeooo:paragraph-rsid="002a305d"/>
    </style:style>
    <style:style style:name="P54" style:family="paragraph" style:parent-style-name="Standard">
      <style:text-properties officeooo:rsid="0022a465" officeooo:paragraph-rsid="0022a465"/>
    </style:style>
    <style:style style:name="P55" style:family="paragraph" style:parent-style-name="Standard">
      <style:text-properties officeooo:rsid="00245282" officeooo:paragraph-rsid="00245282"/>
    </style:style>
    <style:style style:name="P56" style:family="paragraph" style:parent-style-name="Standard">
      <style:text-properties officeooo:rsid="00294b26" officeooo:paragraph-rsid="00294b26"/>
    </style:style>
    <style:style style:name="P57" style:family="paragraph" style:parent-style-name="Standard">
      <style:text-properties officeooo:rsid="002a305d" officeooo:paragraph-rsid="002a305d"/>
    </style:style>
    <style:style style:name="P58" style:family="paragraph" style:parent-style-name="Standard">
      <style:text-properties fo:font-weight="normal" officeooo:rsid="003f1101" officeooo:paragraph-rsid="003f1101" style:font-weight-asian="normal" style:font-weight-complex="normal"/>
    </style:style>
    <style:style style:name="P59" style:family="paragraph" style:parent-style-name="Standard">
      <style:text-properties fo:font-weight="normal" officeooo:rsid="003f1101" officeooo:paragraph-rsid="004a48cd" style:font-weight-asian="normal" style:font-weight-complex="normal"/>
    </style:style>
    <style:style style:name="P60" style:family="paragraph" style:parent-style-name="Standard">
      <style:text-properties fo:font-weight="normal" officeooo:rsid="003f1101" officeooo:paragraph-rsid="004e82c9" style:font-weight-asian="normal" style:font-weight-complex="normal"/>
    </style:style>
    <style:style style:name="P61" style:family="paragraph" style:parent-style-name="Standard">
      <style:text-properties fo:font-weight="normal" officeooo:rsid="0040b7b4" officeooo:paragraph-rsid="0040b7b4" style:font-weight-asian="normal" style:font-weight-complex="normal"/>
    </style:style>
    <style:style style:name="P62" style:family="paragraph" style:parent-style-name="Standard">
      <style:text-properties fo:font-weight="normal" officeooo:rsid="00440a3a" officeooo:paragraph-rsid="00440a3a" style:font-weight-asian="normal" style:font-weight-complex="normal"/>
    </style:style>
    <style:style style:name="P63" style:family="paragraph" style:parent-style-name="Standard">
      <style:text-properties fo:font-weight="normal" officeooo:rsid="00440a3a" officeooo:paragraph-rsid="004a48cd" style:font-weight-asian="normal" style:font-weight-complex="normal"/>
    </style:style>
    <style:style style:name="P64" style:family="paragraph" style:parent-style-name="Standard">
      <style:text-properties fo:font-weight="normal" officeooo:rsid="00468234" officeooo:paragraph-rsid="004a48cd" style:font-weight-asian="normal" style:font-weight-complex="normal"/>
    </style:style>
    <style:style style:name="P65" style:family="paragraph" style:parent-style-name="Standard">
      <style:text-properties fo:font-weight="normal" officeooo:rsid="0046e43e" officeooo:paragraph-rsid="004a48cd" style:font-weight-asian="normal" style:font-weight-complex="normal"/>
    </style:style>
    <style:style style:name="P66" style:family="paragraph" style:parent-style-name="Standard">
      <style:text-properties fo:font-weight="normal" officeooo:rsid="004b188b" officeooo:paragraph-rsid="004b188b" style:font-weight-asian="normal" style:font-weight-complex="normal"/>
    </style:style>
    <style:style style:name="P67" style:family="paragraph" style:parent-style-name="Standard">
      <style:text-properties fo:font-weight="normal" officeooo:rsid="00502dc9" officeooo:paragraph-rsid="00502dc9" style:font-weight-asian="normal" style:font-weight-complex="normal"/>
    </style:style>
    <style:style style:name="P68" style:family="paragraph" style:parent-style-name="Standard">
      <style:text-properties fo:font-weight="normal" officeooo:rsid="0052649a" officeooo:paragraph-rsid="0052649a" style:font-weight-asian="normal" style:font-weight-complex="normal"/>
    </style:style>
    <style:style style:name="P69" style:family="paragraph" style:parent-style-name="Standard">
      <style:text-properties fo:font-weight="normal" officeooo:rsid="0053d2cc" officeooo:paragraph-rsid="0053d2cc" style:font-weight-asian="normal" style:font-weight-complex="normal"/>
    </style:style>
    <style:style style:name="P70" style:family="paragraph" style:parent-style-name="Standard">
      <style:text-properties fo:font-weight="normal" officeooo:rsid="0053f7ad" officeooo:paragraph-rsid="0053f7ad" style:font-weight-asian="normal" style:font-weight-complex="normal"/>
    </style:style>
    <style:style style:name="P71" style:family="paragraph" style:parent-style-name="Standard">
      <style:text-properties fo:font-weight="normal" officeooo:rsid="005571e3" officeooo:paragraph-rsid="005571e3" style:font-weight-asian="normal" style:font-weight-complex="normal"/>
    </style:style>
    <style:style style:name="P72" style:family="paragraph" style:parent-style-name="Standard">
      <style:text-properties fo:font-weight="normal" officeooo:rsid="005571e3" officeooo:paragraph-rsid="005e1220" style:font-weight-asian="normal" style:font-weight-complex="normal"/>
    </style:style>
    <style:style style:name="P73" style:family="paragraph" style:parent-style-name="Standard">
      <style:text-properties fo:font-weight="normal" officeooo:rsid="005e85c5" officeooo:paragraph-rsid="005e85c5" style:font-weight-asian="normal" style:font-weight-complex="normal"/>
    </style:style>
    <style:style style:name="P74" style:family="paragraph" style:parent-style-name="Standard">
      <style:text-properties fo:font-weight="bold" officeooo:rsid="003f1101" officeooo:paragraph-rsid="003f1101" style:font-weight-asian="bold" style:font-weight-complex="bold"/>
    </style:style>
    <style:style style:name="P75" style:family="paragraph" style:parent-style-name="Standard">
      <style:text-properties fo:font-weight="bold" officeooo:rsid="003f1101" officeooo:paragraph-rsid="004e82c9" style:font-weight-asian="bold" style:font-weight-complex="bold"/>
    </style:style>
    <style:style style:name="P76" style:family="paragraph" style:parent-style-name="Standard">
      <style:text-properties fo:font-weight="bold" officeooo:rsid="003f1101" officeooo:paragraph-rsid="00598dff" style:font-weight-asian="bold" style:font-weight-complex="bold"/>
    </style:style>
    <style:style style:name="P77" style:family="paragraph" style:parent-style-name="Standard">
      <style:text-properties fo:font-weight="bold" officeooo:rsid="003f1101" officeooo:paragraph-rsid="0062095d" style:font-weight-asian="bold" style:font-weight-complex="bold"/>
    </style:style>
    <style:style style:name="P78" style:family="paragraph" style:parent-style-name="Standard">
      <style:text-properties fo:font-weight="bold" officeooo:rsid="004a8d05" officeooo:paragraph-rsid="004a8d05" style:font-weight-asian="bold" style:font-weight-complex="bold"/>
    </style:style>
    <style:style style:name="P79" style:family="paragraph" style:parent-style-name="Standard">
      <style:text-properties fo:font-weight="bold" officeooo:rsid="004a8d05" officeooo:paragraph-rsid="004e82c9" style:font-weight-asian="bold" style:font-weight-complex="bold"/>
    </style:style>
    <style:style style:name="P80" style:family="paragraph" style:parent-style-name="Standard">
      <style:text-properties fo:font-weight="bold" officeooo:rsid="004a8d05" officeooo:paragraph-rsid="005c494e" style:font-weight-asian="bold" style:font-weight-complex="bold"/>
    </style:style>
    <style:style style:name="P81" style:family="paragraph" style:parent-style-name="Standard">
      <style:text-properties fo:font-weight="bold" officeooo:rsid="004a8d05" officeooo:paragraph-rsid="0062095d" style:font-weight-asian="bold" style:font-weight-complex="bold"/>
    </style:style>
    <style:style style:name="P82" style:family="paragraph" style:parent-style-name="Standard">
      <style:text-properties fo:font-weight="bold" officeooo:rsid="003f59e6" officeooo:paragraph-rsid="003f59e6" style:font-weight-asian="bold" style:font-weight-complex="bold"/>
    </style:style>
    <style:style style:name="P83" style:family="paragraph" style:parent-style-name="Standard">
      <style:text-properties fo:font-weight="bold" officeooo:rsid="004b188b" officeooo:paragraph-rsid="004b188b" style:font-weight-asian="bold" style:font-weight-complex="bold"/>
    </style:style>
    <style:style style:name="P84" style:family="paragraph" style:parent-style-name="Standard">
      <style:text-properties fo:font-weight="bold" officeooo:rsid="0053f7ad" officeooo:paragraph-rsid="0053f7ad" style:font-weight-asian="bold" style:font-weight-complex="bold"/>
    </style:style>
    <style:style style:name="P85" style:family="paragraph" style:parent-style-name="Standard">
      <style:text-properties fo:font-weight="bold" officeooo:rsid="0056e4bc" officeooo:paragraph-rsid="0056e4bc" style:font-weight-asian="bold" style:font-weight-complex="bold"/>
    </style:style>
    <style:style style:name="P86" style:family="paragraph" style:parent-style-name="Standard">
      <style:text-properties fo:font-weight="bold" officeooo:rsid="0056e4bc" officeooo:paragraph-rsid="0062095d" style:font-weight-asian="bold" style:font-weight-complex="bold"/>
    </style:style>
    <style:style style:name="P87" style:family="paragraph" style:parent-style-name="Standard">
      <style:text-properties fo:font-weight="bold" officeooo:rsid="005fcb45" officeooo:paragraph-rsid="005fcb45" style:font-weight-asian="bold" style:font-weight-complex="bold"/>
    </style:style>
    <style:style style:name="P88" style:family="paragraph" style:parent-style-name="Standard">
      <style:text-properties fo:font-style="normal" fo:font-weight="bold" officeooo:rsid="004a8d05" officeooo:paragraph-rsid="0062095d" style:font-style-asian="normal" style:font-weight-asian="bold" style:font-style-complex="normal" style:font-weight-complex="bold"/>
    </style:style>
    <style:style style:name="P89" style:family="paragraph" style:parent-style-name="Standard">
      <style:text-properties fo:font-style="normal" fo:font-weight="normal" officeooo:rsid="005fcb45" officeooo:paragraph-rsid="005fcb45" style:font-style-asian="normal" style:font-weight-asian="normal" style:font-style-complex="normal" style:font-weight-complex="normal"/>
    </style:style>
    <style:style style:name="T1" style:family="text">
      <style:text-properties officeooo:rsid="00155b20"/>
    </style:style>
    <style:style style:name="T2" style:family="text">
      <style:text-properties officeooo:rsid="00198690"/>
    </style:style>
    <style:style style:name="T3" style:family="text">
      <style:text-properties officeooo:rsid="001a6b9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2a305d"/>
    </style:style>
    <style:style style:name="T7" style:family="text">
      <style:text-properties officeooo:rsid="00307427"/>
    </style:style>
    <style:style style:name="T8" style:family="text">
      <style:text-properties officeooo:rsid="003117bc"/>
    </style:style>
    <style:style style:name="T9" style:family="text">
      <style:text-properties officeooo:rsid="0037cb5b"/>
    </style:style>
    <style:style style:name="T10" style:family="text">
      <style:text-properties officeooo:rsid="0040b7b4"/>
    </style:style>
    <style:style style:name="T11" style:family="text">
      <style:text-properties officeooo:rsid="00440a3a"/>
    </style:style>
    <style:style style:name="T12" style:family="text">
      <style:text-properties officeooo:rsid="00468234"/>
    </style:style>
    <style:style style:name="T13" style:family="text">
      <style:text-properties officeooo:rsid="005315d9"/>
    </style:style>
    <style:style style:name="T14" style:family="text">
      <style:text-properties officeooo:rsid="00502dc9"/>
    </style:style>
    <style:style style:name="T15" style:family="text">
      <style:text-properties officeooo:rsid="005e1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nux 3.16.3 kernel with OE 3.2</text:p>
      <text:p text:style-name="P1"/>
      <text:p text:style-name="P1">Compilation logs:</text:p>
      <text:p text:style-name="P1"/>
      <text:p text:style-name="P3">1.</text:p>
      <text:p text:style-name="P42">/home/tdinh/software/Seebo/seebo_openelec/OE3.2-clean-Dave/packages/linux/package.mk: line 109: get_build_dir: command not found </text:p>
      <text:p text:style-name="P2"/>
      <text:p text:style-name="P45">Behaviour: </text:p>
      <text:p text:style-name="P17"><text:span text:style-name="T3">C</text:span>an't cp the db.txt into build*/linux/net/wireless.</text:p>
      <text:p text:style-name="P15">The file <text:span text:style-name="T1">$ROOT/$PKG_BUILD/net/wireless/db.txt </text:span>was not in the first location. Check the build* folder, that file is already created there. Hence, this action is unnecessary.</text:p>
      <text:p text:style-name="P2"/>
      <text:p text:style-name="P16"/>
      <text:p text:style-name="P45">Cause and Tro<text:span text:style-name="T2">uble</text:span>shoot:</text:p>
      <text:p text:style-name="P14">Comment out the line <text:span text:style-name="T1">"cp $(get_build_dir wireless-regdb)/db.txt $ROOT/$PKG_BUILD/net/wireless/db.txt" in packages/linux/package.mk. </text:span></text:p>
      <text:p text:style-name="P14"/>
      <text:p text:style-name="P46">Comment:</text:p>
      <text:p text:style-name="P18">The original command may just be a redundancy. It is highly likely not crucial.</text:p>
      <text:p text:style-name="P18"/>
      <text:p text:style-name="P18"/>
      <text:p text:style-name="P3">2.</text:p>
      <text:p text:style-name="P21">scripts/kconfig/conf --silentoldconfig Kconfig</text:p>
      <text:p text:style-name="P21">***</text:p>
      <text:p text:style-name="P21">*** Configuration file ".config" not found!</text:p>
      <text:p text:style-name="P21">***</text:p>
      <text:p text:style-name="P21">*** Please run some configurator (e.g. "make oldconfig" or</text:p>
      <text:p text:style-name="P21">*** "make menuconfig" or "make xconfig").</text:p>
      <text:p text:style-name="P21">***</text:p>
      <text:p text:style-name="P21">make[3]: *** [silentoldconfig] Error 1</text:p>
      <text:p text:style-name="P21">make[2]: *** [silentoldconfig] Error 2</text:p>
      <text:p text:style-name="P21"/>
      <text:p text:style-name="P21">The present kernel configuration has modules disabled.</text:p>
      <text:p text:style-name="P21">Type 'make config' and enable loadable module support.</text:p>
      <text:p text:style-name="P21">Then build a kernel with module support enabled.</text:p>
      <text:p text:style-name="P3"/>
      <text:p text:style-name="P38"><text:span text:style-name="T5">Behaviour:</text:span> </text:p>
      <text:p text:style-name="P22"/>
      <text:p text:style-name="P22">The present kernel configuration has modules disabled.</text:p>
      <text:p text:style-name="P22">Type 'make config' and enable loadable module support.</text:p>
      <text:p text:style-name="P22">Then build a kernel with module support enabled.</text:p>
      <text:p text:style-name="P4"/>
      <text:p text:style-name="P49">Cause and Tro<text:span text:style-name="T2">uble</text:span>shoot:</text:p>
      <text:p text:style-name="P40"/>
      <text:p text:style-name="P54">From OpenElec Forum: http://openelec.tv/forum/110-update-openelec/73275-compiling-oe3-2-with-linux-kernel-3-16</text:p>
      <text:p text:style-name="P54"/>
      <text:p text:style-name="P51">The kernel config for 3.2 won't match the 3.16 kernel.</text:p>
      <text:p text:style-name="P51">PROJECT=ION ARCH=x86_64 ./scripts/clean linux</text:p>
      <text:p text:style-name="P51">PROJECT=ION ARCH=x86_64 ./scripts/unpack linux</text:p>
      <text:p text:style-name="P51"><text:soft-page-break/>cp projects/ION/linux/linux.x86_64.conf build*x86_64/linux*/.config</text:p>
      <text:p text:style-name="P51">[code]cd build*x86_64/linux*</text:p>
      <text:p text:style-name="P51">make menuconfig or alternatively make oldconfig</text:p>
      <text:p text:style-name="P51">Then when you are done.</text:p>
      <text:p text:style-name="P51">cp .config ../../projects/ION/linux/linux.x86_64.conf</text:p>
      <text:p text:style-name="P51">cd ../..</text:p>
      <text:p text:style-name="P51"/>
      <text:p text:style-name="P51">PROJECT=ION ARCH=x86_64 ./scripts/build linux</text:p>
      <text:p text:style-name="P51"/>
      <text:p text:style-name="P47">Comment:</text:p>
      <text:p text:style-name="P19"/>
      <text:p text:style-name="P24"/>
      <text:p text:style-name="P12">3. </text:p>
      <text:p text:style-name="P55">make[1]: Leaving directory `/home/tdinh/software/Seebo/seebo_openelec/OE3.2-clean-Dave/build.OpenELEC-ION.x86_64-devel/linux-3.16.3' </text:p>
      <text:p text:style-name="P55"><text:s text:c="6"/>INSTALL <text:s/>initramfs </text:p>
      <text:p text:style-name="P55"><text:s text:c="10"/>INSTALL <text:s/>eglibc-initramfs </text:p>
      <text:p text:style-name="P55"><text:s text:c="10"/>INSTALL <text:s/>busybox-initramfs </text:p>
      <text:p text:style-name="P55"><text:s text:c="10"/>INSTALL <text:s/>linux-initramfs </text:p>
      <text:p text:style-name="P55">ls: cannot access build.OpenELEC-ION.x86_64-devel/linux*/modules/lib/modules: No such file or directory </text:p>
      <text:p text:style-name="P1"/>
      <text:p text:style-name="P39"><text:span text:style-name="T5">Behaviour:</text:span> </text:p>
      <text:p text:style-name="P23"/>
      <text:p text:style-name="P25">modules/lib/modules folder wasn't there for the installation of initramfs (Initial Ram File System) </text:p>
      <text:p text:style-name="P23"/>
      <text:p text:style-name="P5"/>
      <text:p text:style-name="P50">Cause and Tro<text:span text:style-name="T2">uble</text:span>shoot:</text:p>
      <text:p text:style-name="P41"/>
      <text:p text:style-name="P44">Modules for Linux have not been installed. Installation steps:</text:p>
      <text:p text:style-name="P52"/>
      <text:p text:style-name="P56">1. <text:span text:style-name="T6">Go to build*/linux*/</text:span></text:p>
      <text:p text:style-name="P57">2. Run <text:span text:style-name="T4">make modules</text:span>, then <text:span text:style-name="T4">make prepare</text:span>, and <text:span text:style-name="T4">make module_install</text:span> <text:span text:style-name="T4">INSTALL_MOD_PATH=./modules/</text:span></text:p>
      <text:p text:style-name="P53"/>
      <text:p text:style-name="P48">Comment:</text:p>
      <text:p text:style-name="P48"/>
      <text:p text:style-name="P43">...</text:p>
      <text:p text:style-name="P20"/>
      <text:p text:style-name="P11">4.</text:p>
      <text:p text:style-name="P26">make[1]: Leaving directory `/home/tdinh/software/Seebo/seebo_openelec/OE3.2-clean-Dave/build.OpenELEC-ION.x86_64-devel/linux-3.16.3' </text:p>
      <text:p text:style-name="P26"><text:s text:c="6"/>INSTALL <text:s/>initramfs </text:p>
      <text:p text:style-name="P26"><text:s text:c="10"/>INSTALL <text:s/>eglibc-initramfs </text:p>
      <text:p text:style-name="P26"><text:s text:c="10"/>INSTALL <text:s/>busybox-initramfs </text:p>
      <text:p text:style-name="P26"><text:s text:c="10"/>INSTALL <text:s/>linux-initramfs </text:p>
      <text:p text:style-name="P26">find: 'build': No such file or directory </text:p>
      <text:p text:style-name="P26">find: 'kernel': No such file or directory </text:p>
      <text:p text:style-name="P26">find: 'source/kernel': No such file or directory </text:p>
      <text:p text:style-name="P26">make: *** [release] Error 1 </text:p>
      <text:p text:style-name="P26"/>
      <text:p text:style-name="P27">Cause:</text:p>
      <text:p text:style-name="P27"><text:soft-page-break/></text:p>
      <text:p text:style-name="P27">This line in */packages/initramfs/linux-initramfs /<text:span text:style-name="T7">install</text:span> is messed up.</text:p>
      <text:p text:style-name="P27"/>
      <text:p text:style-name="P28">Change: </text:p>
      <text:p text:style-name="P6">VER=`ls $BUILD/linux*/modules/lib/modules`</text:p>
      <text:p text:style-name="P28"/>
      <text:p text:style-name="P28">to</text:p>
      <text:p text:style-name="P28"/>
      <text:p text:style-name="P28">VER=” <text:span text:style-name="T8">3.16.3”</text:span></text:p>
      <text:p text:style-name="P28"/>
      <text:p text:style-name="P10">6.</text:p>
      <text:p text:style-name="P33">INSTALL <text:s/>open-iscsi </text:p>
      <text:p text:style-name="P33">make[1]: Entering directory `/home/tdinh/software/Seebo/seebo_openelec/OE3.2-clean-Dave/build.OpenELEC-ION.x86_64-devel/linux-3.16.3' </text:p>
      <text:p text:style-name="P33"><text:s text:c="2"/>CHK <text:s text:c="4"/>include/config/kernel.release </text:p>
      <text:p text:style-name="P33"><text:s text:c="2"/>CHK <text:s text:c="4"/>include/generated/uapi/linux/version.h </text:p>
      <text:p text:style-name="P33"><text:s text:c="2"/>CHK <text:s text:c="4"/>include/generated/utsrelease.h </text:p>
      <text:p text:style-name="P33"><text:s text:c="2"/>CALL <text:s text:c="3"/>scripts/checksyscalls.sh </text:p>
      <text:p text:style-name="P33"><text:s text:c="2"/>CHK <text:s text:c="4"/>include/generated/compile.h </text:p>
      <text:p text:style-name="P29">make[2]: *** No rule to make target `firmware/rtl_nic/rtl8105e-1.fw', needed by `firmware/rtl_nic/rtl8105e-1.fw.gen.o'. <text:s/>Stop. </text:p>
      <text:p text:style-name="P29">make[1]: *** [firmware] Error 2 </text:p>
      <text:p text:style-name="P29">make[1]: *** Waiting for unfinished jobs.... </text:p>
      <text:p text:style-name="P29">make[1]: Leaving directory `/home/tdinh/software/Seebo/seebo_openelec/OE3.2-clean-Dave/build.OpenELEC-ION.x86_64-devel/linux-3.16.3' </text:p>
      <text:p text:style-name="P29">make: *** [release] Error 2 </text:p>
      <text:p text:style-name="P29"/>
      <text:p text:style-name="P29"/>
      <text:p text:style-name="P29"/>
      <text:p text:style-name="P7">Behaviour:</text:p>
      <text:p text:style-name="P31"/>
      <text:p text:style-name="P7">Causes and Troubleshoot:</text:p>
      <text:p text:style-name="P30"/>
      <text:p text:style-name="P30">firmware/rtl_nic/rtl8105e-1.fw <text:span text:style-name="T9">wasn't <text:s/>in linux*/firmware/rtl_nic/</text:span></text:p>
      <text:p text:style-name="P34">Found needed (and related files) in <text:s/>packages/linux/firmware/rtl_nic/</text:p>
      <text:p text:style-name="P34"/>
      <text:p text:style-name="P34">cp all these files to <text:span text:style-name="T9">linux*/firmware/rtl_nic/ </text:span>solves the problems</text:p>
      <text:p text:style-name="P34"/>
      <text:p text:style-name="P34">(append this command somewhere in the Makefile ?)</text:p>
      <text:p text:style-name="P34"/>
      <text:p text:style-name="P8">Note :</text:p>
      <text:p text:style-name="P34"/>
      <text:p text:style-name="P34">These files are identical to those in previous kernel (3.10.24).</text:p>
      <text:p text:style-name="P34"/>
      <text:p text:style-name="P9">7.</text:p>
      <text:p text:style-name="P35">Kernel: arch/x86/boot/bzImage is ready <text:s/>(#1) </text:p>
      <text:p text:style-name="P35">make[1]: Leaving directory `/home/tdinh/software/Seebo/seebo_openelec/OE3.2-clean-Dave/build.OpenELEC-ION.x86_64-devel/linux-3.16.3' </text:p>
      <text:p text:style-name="P35">make[1]: Entering directory `/home/tdinh/software/Seebo/seebo_openelec/OE3.2-clean-Dave/build.OpenELEC-ION.x86_64-devel/linux-3.16.3/tools/perf' </text:p>
      <text:p text:style-name="P35"><text:s text:c="2"/>BUILD: <text:s text:c="2"/>Doing 'make -j4' parallel build </text:p>
      <text:p text:style-name="P35">config/Makefile:361: Disabling post unwind, no support found. </text:p>
      <text:p text:style-name="P35"><text:soft-page-break/>config/Makefile:399: No libaudit.h found, disables 'trace' tool, please install audit-libs-devel or libaudit-dev </text:p>
      <text:p text:style-name="P35">config/Makefile:475: The path '/home/tdinh/software/Seebo/seebo_openelec/OE3.2-clean-Dave/build.OpenELEC-ION.x86_64-devel/toolchain/x86_64-openelec-linux-gnu/sysroot/usr/bin/python' is not executable. </text:p>
      <text:p text:style-name="P35">config/Makefile:475: *** Please set 'PYTHON' appropriately. <text:s/>Stop. </text:p>
      <text:p text:style-name="P35">make[1]: *** [all] Error 2 </text:p>
      <text:p text:style-name="P35">make[1]: Leaving directory `/home/tdinh/software/Seebo/seebo_openelec/OE3.2-clean-Dave/build.OpenELEC-ION.x86_64-devel/linux-3.16.3/tools/perf' </text:p>
      <text:p text:style-name="P35">make: *** [release] Error 1 </text:p>
      <text:p text:style-name="P34"/>
      <text:p text:style-name="P32"/>
      <text:p text:style-name="P74">Behaviour<text:span text:style-name="T10">s:</text:span></text:p>
      <text:p text:style-name="P36"/>
      <text:p text:style-name="P61">Setting wrong path for python.</text:p>
      <text:p text:style-name="P61">Real solution would be modify the “root” makefile <text:span text:style-name="T11">in /build*/linux-3.16.3/tools/perf/config/Makefile</text:span></text:p>
      <text:p text:style-name="P62"/>
      <text:p text:style-name="P74">Cause &amp; Troubleshooting:</text:p>
      <text:p text:style-name="P36"/>
      <text:p text:style-name="P63">Line 475: <text:span text:style-name="T12">add “override PYTHON := /usr/bin/python”</text:span></text:p>
      <text:p text:style-name="P64">and comment out: </text:p>
      <text:p text:style-name="P64"/>
      <text:p text:style-name="P65">override PYTHON := \</text:p>
      <text:p text:style-name="P65"><text:s text:c="6"/>$(call get-executable-or-default,PYTHON,python)</text:p>
      <text:p text:style-name="P59"/>
      <text:p text:style-name="P78">Comment:</text:p>
      <text:p text:style-name="P36"/>
      <text:p text:style-name="P82"/>
      <text:p text:style-name="P83">8.</text:p>
      <text:p text:style-name="P66"/>
      <text:p text:style-name="P66">make[1]: Leaving directory `/home/tdinh/software/Seebo/seebo_openelec/OE3.2-clean-Dave/build.OpenELEC-ION.x86_64-devel/file-5.14/.x86_64-openelec-linux-gnu'</text:p>
      <text:p text:style-name="P66"><text:s text:c="10"/>INSTALL <text:s/>file</text:p>
      <text:p text:style-name="P66">/home/tdinh/software/Seebo/seebo_openelec/OE3.2-clean-Dave/packages/linux/package.mk: line 211: enable_service: command not found</text:p>
      <text:p text:style-name="P66">make: *** [release] Error 127</text:p>
      <text:p text:style-name="P37"/>
      <text:p text:style-name="P75">Behaviour<text:span text:style-name="T10">s:</text:span></text:p>
      <text:p text:style-name="P60"/>
      <text:p text:style-name="P68">The very last line of the <text:span text:style-name="T13">file “</text:span>package.mk”</text:p>
      <text:p text:style-name="P67">enable_service cpufreq-threshold.service</text:p>
      <text:p text:style-name="P60"/>
      <text:p text:style-name="P75">Cause &amp; Troubleshooting:</text:p>
      <text:p text:style-name="P60"/>
      <text:p text:style-name="P69">enable-service for Fedora should be </text:p>
      <text:p text:style-name="P69"/>
      <text:p text:style-name="P69">systemctl</text:p>
      <text:p text:style-name="P69"/>
      <text:p text:style-name="P69">instead of</text:p>
      <text:p text:style-name="P69"/>
      <text:p text:style-name="P69">enable_service</text:p>
      <text:p text:style-name="P69"><text:soft-page-break/>My machine does not have <text:span text:style-name="T14">cpufreq-threshold.service </text:span>running.</text:p>
      <text:p text:style-name="P69"/>
      <text:p text:style-name="P69">This alters the cpu performance of the compiling machine --&gt; I disable this line for the time being.</text:p>
      <text:p text:style-name="P69"/>
      <text:p text:style-name="P69">Better approach: Installing package/service that has the <text:s/><text:span text:style-name="T14">cpufreq-threshold.service </text:span>and keep the command.</text:p>
      <text:p text:style-name="P60"/>
      <text:p text:style-name="P79">Comment:</text:p>
      <text:p text:style-name="P79"/>
      <text:p text:style-name="P79"/>
      <text:p text:style-name="P84">9.</text:p>
      <text:p text:style-name="P84"/>
      <text:p text:style-name="P73">... -L/usr/lib -L/usr/local/lib -lX11 -lXtst -lXinerama</text:p>
      <text:p text:style-name="P84"/>
      <text:p text:style-name="P71">/home/tdinh/software/Seebo/seebo_openelec/OE3.2-clean-Dave/build.OpenELEC-ION.x86_64-devel/toolchain/lib/gcc/x86_64-openelec-linux-gnu/4.7.3/../../../../x86_64-openelec-linux-gnu/bin/ld.gold: error: cannot find -lXtst</text:p>
      <text:p text:style-name="P71"/>
      <text:p text:style-name="P70">xdo.c:1652: error: undefined reference to 'XTestFakeKeyEvent'</text:p>
      <text:p text:style-name="P70">xdo.c:1645: error: undefined reference to 'XTestFakeKeyEvent'</text:p>
      <text:p text:style-name="P70">xdo.c:792: error: undefined reference to 'XTestFakeButtonEvent'</text:p>
      <text:p text:style-name="P70">xdo.c:1316: error: undefined reference to 'XTestQueryExtension'</text:p>
      <text:p text:style-name="P70">xdo.c:783: error: undefined reference to 'XTestFakeRelativeMotionEvent'</text:p>
      <text:p text:style-name="P70">collect2: error: ld returned 1 exit status</text:p>
      <text:p text:style-name="P70">make[1]: *** [xdotool.static] Error 1</text:p>
      <text:p text:style-name="P70">make[1]: Leaving directory `/home/tdinh/software/Seebo/seebo_openelec/OE3.2-clean-Dave/build.OpenELEC-ION.x86_64-devel/xdotool-2.20110530.1'</text:p>
      <text:p text:style-name="P70">make: *** [release] Error 2</text:p>
      <text:p text:style-name="P70"/>
      <text:p text:style-name="P85">Behaviours:</text:p>
      <text:p text:style-name="P85"/>
      <text:p text:style-name="P72">cannot find -lXts: <text:span text:style-name="T15">cant not link lXts (X11 extension library, hence missing Xtest.h that contains all the references)</text:span></text:p>
      <text:p text:style-name="P85"/>
      <text:p text:style-name="P76">Cause &amp; Troubleshooting:</text:p>
      <text:p text:style-name="P76"/>
      <text:p text:style-name="P80"/>
      <text:p text:style-name="P80"/>
      <text:p text:style-name="P80">Comment:</text:p>
      <text:p text:style-name="P80"/>
      <text:p text:style-name="P87">10.</text:p>
      <text:p text:style-name="P87"/>
      <text:p text:style-name="P89">make[1]: Entering directory `/home/tdinh/software/Seebo/seebo_openelec/OE3.2-clean-Dave/build.OpenELEC-ION.x86_64-devel/xf86-video-nvidia-304.117/kernel'</text:p>
      <text:p text:style-name="P89">NVIDIA: calling KBUILD...</text:p>
      <text:p text:style-name="P89">test -e include/generated/autoconf.h -a -e include/config/auto.conf || (<text:tab/><text:tab/>\</text:p>
      <text:p text:style-name="P89">echo &gt;&amp;2;<text:tab/><text:tab/><text:tab/><text:tab/><text:tab/><text:tab/><text:tab/>\</text:p>
      <text:p text:style-name="P89">echo &gt;&amp;2 " <text:s/>ERROR: Kernel configuration is invalid.";<text:tab/><text:tab/>\</text:p>
      <text:p text:style-name="P89">echo &gt;&amp;2 " <text:s text:c="8"/>include/generated/autoconf.h or include/config/auto.conf are missing.";\</text:p>
      <text:p text:style-name="P89">echo &gt;&amp;2 " <text:s text:c="8"/>Run 'make oldconfig &amp;&amp; make prepare' on kernel src to fix it.";<text:tab/>\</text:p>
      <text:p text:style-name="P89">echo &gt;&amp;2 ;<text:tab/></text:p>
      <text:p text:style-name="P89"/>
      <text:p text:style-name="P89"><text:soft-page-break/></text:p>
      <text:p text:style-name="P86">Behaviours:</text:p>
      <text:p text:style-name="P86"/>
      <text:p text:style-name="P77">Cause &amp; Troubleshooting:</text:p>
      <text:p text:style-name="P81"/>
      <text:p text:style-name="P81">Comment: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0:30:14.192891836</meta:creation-date>
    <dc:date>2014-10-21T08:58:57.909735821</dc:date>
    <meta:editing-duration>P1DT18H23M12S</meta:editing-duration>
    <meta:editing-cycles>81</meta:editing-cycles>
    <meta:generator>LibreOffice/4.1.6.2$Linux_X86_64 LibreOffice_project/410$Build-2</meta:generator>
    <meta:document-statistic meta:table-count="0" meta:image-count="0" meta:object-count="0" meta:page-count="6" meta:paragraph-count="159" meta:word-count="757" meta:character-count="7856" meta:non-whitespace-character-count="7026"/>
  </office:meta>
</office:document-meta>
</file>